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6.293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6.2931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2931in" fo:margin-left="0in" table:align="left"/>
    </style:style>
    <style:style style:name="Table3.A" style:family="table-column">
      <style:table-column-properties style:column-width="6.2931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2931in" fo:margin-left="0in" table:align="left"/>
    </style:style>
    <style:style style:name="Table4.A" style:family="table-column">
      <style:table-column-properties style:column-width="6.2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2931in" fo:margin-left="0in" table:align="left"/>
    </style:style>
    <style:style style:name="Table5.A" style:family="table-column">
      <style:table-column-properties style:column-width="6.2931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style:font-size-asian="22pt" style:font-name-complex="Arial"/>
    </style:style>
    <style:style style:name="P5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5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8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paragraph-rsid="000bdb70" style:font-weight-asian="normal" style:font-weight-complex="normal"/>
    </style:style>
    <style:style style:name="P14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paragraph-rsid="000bf3a2" style:font-weight-asian="normal" style:font-weight-complex="normal"/>
    </style:style>
    <style:style style:name="P15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paragraph-rsid="000d93b4" style:font-weight-asian="normal" style:font-weight-complex="normal"/>
    </style:style>
    <style:style style:name="P16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font-weight="normal" officeooo:rsid="000d93b4" officeooo:paragraph-rsid="000d93b4" style:font-weight-asian="normal" style:font-weight-complex="normal"/>
    </style:style>
    <style:style style:name="P18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0bdb70" officeooo:paragraph-rsid="000bdb70" style:font-weight-asian="normal" style:font-weight-complex="normal"/>
    </style:style>
    <style:style style:name="P20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style:font-weight-asian="bold"/>
    </style:style>
    <style:style style:name="P21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bdb70"/>
    </style:style>
    <style:style style:name="T3" style:family="text">
      <style:text-properties officeooo:rsid="000bf3a2"/>
    </style:style>
    <style:style style:name="T4" style:family="text">
      <style:text-properties officeooo:rsid="000d93b4"/>
    </style:style>
    <text:list-style style:name="L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12.04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1. Besprechung, was bisher bearbeitet wurde. </text:p>
            <text:list xml:id="list286312934167160708" text:style-name="L1">
              <text:list-item>
                <text:p text:style-name="P18">Nicht viel</text:p>
                <text:p text:style-name="P20"/>
              </text:list-item>
            </text:list>
          </table:table-cell>
        </table:table-row>
        <table:table-row>
          <table:table-cell table:style-name="Table1.A2" office:value-type="string">
            <text:p text:style-name="P2">2. Welche Aufgaben müssen nun noch erfüllt werden?</text:p>
            <text:list xml:id="list163217512356001" text:continue-numbering="true" text:style-name="L1">
              <text:list-item>
                <text:p text:style-name="P21">User Storys schreiben</text:p>
              </text:list-item>
              <text:list-item>
                <text:p text:style-name="P18">Projektplan erstellen</text:p>
              </text:list-item>
            </text:list>
            <text:p text:style-name="P3"/>
          </table:table-cell>
        </table:table-row>
        <table:table-row>
          <table:table-cell table:style-name="Table1.A1" office:value-type="string">
            <text:p text:style-name="P2">3. Ergebnisse</text:p>
            <text:list xml:id="list2719552260160738029" text:style-name="L2">
              <text:list-item>
                <text:p text:style-name="P5">User storys begonnen</text:p>
              </text:list-item>
              <text:list-item>
                <text:p text:style-name="P5">Informationen zur Erstellung eines Projektplans gesammelt</text:p>
              </text:list-item>
              <text:list-item>
                <text:p text:style-name="P5">E-Mail an Marco geschrieben<text:line-break/></text:p>
              </text:list-item>
            </text:list>
          </table:table-cell>
        </table:table-row>
        <table:table-row>
          <table:table-cell table:style-name="Table1.A1" office:value-type="string">
            <text:p text:style-name="P2">4. Aufgaben bis zum nächsten Treffen</text:p>
            <text:list xml:id="list6484023845537713482" text:style-name="L3">
              <text:list-item>
                <text:p text:style-name="P6">User storys detaillierter gestalten</text:p>
              </text:list-item>
              <text:list-item>
                <text:p text:style-name="P6">Zeitabschätzungen in Projektplan einfügen</text:p>
              </text:list-item>
              <text:list-item>
                <text:p text:style-name="P6">Aufgaben in Projektplan einfügen</text:p>
                <text:p text:style-name="P6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19.04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1. Besprechung, was bisher bearbeitet wurde. </text:p>
            <text:list xml:id="list163218237988602" text:continue-list="list163217512356001" text:style-name="L1">
              <text:list-item>
                <text:p text:style-name="P18">User Storys fertiggestellt</text:p>
              </text:list-item>
              <text:list-item>
                <text:p text:style-name="P18">Spielablauf begonnen zu visualisieren</text:p>
              </text:list-item>
              <text:list-item>
                <text:p text:style-name="P18">Aufgaben in Projektplan eingefügt</text:p>
                <text:p text:style-name="P20"/>
              </text:list-item>
            </text:list>
          </table:table-cell>
        </table:table-row>
        <table:table-row>
          <table:table-cell table:style-name="Table2.A2" office:value-type="string">
            <text:p text:style-name="P2">2. Welche Aufgaben müssen nun noch erfüllt werden?</text:p>
            <text:list xml:id="list163217829642794" text:continue-numbering="true" text:style-name="L1">
              <text:list-item>
                <text:p text:style-name="P18">Spielablaufmodell fertigstellen</text:p>
              </text:list-item>
              <text:list-item>
                <text:p text:style-name="P18">Android Studio zum Laufen bringen</text:p>
              </text:list-item>
            </text:list>
            <text:p text:style-name="P3"/>
          </table:table-cell>
        </table:table-row>
        <table:table-row>
          <table:table-cell table:style-name="Table2.A1" office:value-type="string">
            <text:p text:style-name="P2">3. Ergebnisse</text:p>
            <text:list xml:id="list8598749836549255313" text:style-name="L4">
              <text:list-item>
                <text:p text:style-name="P7">an Spielablauf weitergearbeitet</text:p>
              </text:list-item>
              <text:list-item>
                <text:p text:style-name="P7">Projektplan fertiggestellt</text:p>
              </text:list-item>
              <text:list-item>
                <text:p text:style-name="P7">Android Studio erfolgreich auf allen Computern installiert</text:p>
              </text:list-item>
              <text:list-item>
                <text:p text:style-name="P7">neues Repo für Code erstellt<text:line-break/></text:p>
              </text:list-item>
            </text:list>
          </table:table-cell>
        </table:table-row>
        <table:table-row>
          <table:table-cell table:style-name="Table2.A1" office:value-type="string">
            <text:p text:style-name="P2">4. Aufgaben bis zum nächsten Treffen</text:p>
            <text:list xml:id="list728416001840407095" text:style-name="L5">
              <text:list-item>
                <text:p text:style-name="P8"/>
                <text:p text:style-name="P8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26.04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1. Besprechung, was bisher bearbeitet wurde. </text:p>
            <text:list xml:id="list163219037521240" text:continue-list="list163217829642794" text:style-name="L1">
              <text:list-item>
                <text:p text:style-name="P18">Treffen mit Marco</text:p>
                <text:p text:style-name="P20"/>
              </text:list-item>
            </text:list>
          </table:table-cell>
        </table:table-row>
        <table:table-row>
          <table:table-cell table:style-name="Table3.A2" office:value-type="string">
            <text:p text:style-name="P2">2. Welche Aufgaben müssen nun noch erfüllt werden?</text:p>
            <text:list xml:id="list163219321068560" text:continue-numbering="true" text:style-name="L1">
              <text:list-item>
                <text:p text:style-name="P18">Entscheidung, wie Spielleiter ersetzt werden kann</text:p>
              </text:list-item>
              <text:list-item>
                <text:p text:style-name="P18">Anfoderungen aufschreiben</text:p>
              </text:list-item>
              <text:list-item>
                <text:p text:style-name="P18">Kritik eingearbeitet</text:p>
              </text:list-item>
            </text:list>
            <text:p text:style-name="P3"/>
          </table:table-cell>
        </table:table-row>
        <table:table-row>
          <table:table-cell table:style-name="Table3.A1" office:value-type="string">
            <text:p text:style-name="P2">3. Ergebnisse</text:p>
            <text:list xml:id="list7686098098020231167" text:style-name="L6">
              <text:list-item>
                <text:p text:style-name="P9">Spielleiter wird ersetzt</text:p>
              </text:list-item>
              <text:list-item>
                <text:p text:style-name="P9">Nacht- und Tagphase bleiben erhalten</text:p>
              </text:list-item>
              <text:list-item>
                <text:p text:style-name="P9">Anfoderungen definiert</text:p>
              </text:list-item>
              <text:list-item>
                <text:p text:style-name="P9">User Story angepasst<text:line-break/></text:p>
              </text:list-item>
            </text:list>
          </table:table-cell>
        </table:table-row>
        <table:table-row>
          <table:table-cell table:style-name="Table3.A1" office:value-type="string">
            <text:p text:style-name="P2">4. Aufgaben bis zum nächsten Treffen</text:p>
            <text:list xml:id="list1584892664454469250" text:style-name="L7">
              <text:list-item>
                <text:p text:style-name="P10">Grobe Visualisierung des Ablaufs</text:p>
                <text:p text:style-name="P10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03.05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1. Besprechung, was bisher bearbeitet wurde. </text:p>
            <text:list xml:id="list163218004602018" text:continue-list="list163219321068560" text:style-name="L1">
              <text:list-item>
                <text:p text:style-name="P18">Screens für entsprechende Rollen hinzugefügt</text:p>
                <text:p text:style-name="P20"/>
              </text:list-item>
            </text:list>
          </table:table-cell>
        </table:table-row>
        <table:table-row>
          <table:table-cell table:style-name="Table4.A2" office:value-type="string">
            <text:p text:style-name="P2">2. Welche Aufgaben müssen nun noch erfüllt werden?</text:p>
            <text:list xml:id="list163218730943929" text:continue-numbering="true" text:style-name="L1">
              <text:list-item>
                <text:p text:style-name="P18">Anforderungen festlegen</text:p>
              </text:list-item>
            </text:list>
            <text:p text:style-name="P3"/>
          </table:table-cell>
        </table:table-row>
        <table:table-row>
          <table:table-cell table:style-name="Table4.A1" office:value-type="string">
            <text:p text:style-name="P2">3. Ergebnisse</text:p>
            <text:list xml:id="list4091236967752454068" text:style-name="L8">
              <text:list-item>
                <text:p text:style-name="P11">Anforderungen festgelegt<text:line-break/></text:p>
              </text:list-item>
            </text:list>
          </table:table-cell>
        </table:table-row>
        <table:table-row>
          <table:table-cell table:style-name="Table4.A1" office:value-type="string">
            <text:p text:style-name="P2">4. Aufgaben bis zum nächsten Treffen</text:p>
            <text:list xml:id="list5087928544124368448" text:style-name="L9">
              <text:list-item>
                <text:p text:style-name="P12">-</text:p>
                <text:p text:style-name="P12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<text:span text:style-name="T2">10.05.2016</text:span>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1. Besprechung, was bisher bearbeitet wurde. </text:p>
            <text:list xml:id="list163218626881799" text:continue-list="list163218730943929" text:style-name="L1">
              <text:list-item>
                <text:p text:style-name="P19">Treffen mit Marco</text:p>
                <text:p text:style-name="P20"/>
              </text:list-item>
            </text:list>
          </table:table-cell>
        </table:table-row>
        <table:table-row>
          <table:table-cell table:style-name="Table5.A2" office:value-type="string">
            <text:p text:style-name="P2">2. Welche Aufgaben müssen nun noch erfüllt werden?</text:p>
            <text:list xml:id="list163219830698369" text:continue-numbering="true" text:style-name="L1">
              <text:list-item>
                <text:p text:style-name="P19">Zweite Visualisierung erstellen (Augen offen/geschlossen)</text:p>
              </text:list-item>
            </text:list>
            <text:p text:style-name="P3"/>
          </table:table-cell>
        </table:table-row>
        <table:table-row>
          <table:table-cell table:style-name="Table5.A1" office:value-type="string">
            <text:p text:style-name="P2">2. Ergebnisse</text:p>
            <text:list xml:id="list8636302415690373827" text:style-name="L10">
              <text:list-item>
                <text:p text:style-name="P13"><text:span text:style-name="T2">Spieler werden mit Bild (und evtl. Namen) angezeigt</text:span></text:p>
              </text:list-item>
              <text:list-item>
                <text:p text:style-name="P14"><text:span text:style-name="T2">Bilder werden in Matrix angezeigt</text:span></text:p>
              </text:list-item>
              <text:list-item>
                <text:p text:style-name="P15"><text:span text:style-name="T3">Zweite Visualisierung fertiggestellt</text:span></text:p>
              </text:list-item>
              <text:list-item>
                <text:p text:style-name="P15"><text:span text:style-name="T4">Android-Studio Einführung</text:span><text:line-break/></text:p>
              </text:list-item>
            </text:list>
          </table:table-cell>
        </table:table-row>
        <table:table-row>
          <table:table-cell table:style-name="Table5.A1" office:value-type="string">
            <text:p text:style-name="P2">4. Aufgaben bis zum nächsten Treffen</text:p>
            <text:list xml:id="list6531905822314676439" text:style-name="L11">
              <text:list-item>
                <text:p text:style-name="P17">Vor- und Nachteile ergänzen</text:p>
                <text:p text:style-name="P1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Anna Kardziev</meta:initial-creator>
    <meta:creation-date>2016-04-19T13:56:00Z</meta:creation-date>
    <dc:date>2016-05-10T16:32:16.966002603</dc:date>
    <meta:editing-cycles>10</meta:editing-cycles>
    <meta:editing-duration>PT19M27S</meta:editing-duration>
    <meta:document-statistic meta:table-count="5" meta:image-count="0" meta:object-count="0" meta:page-count="5" meta:paragraph-count="84" meta:word-count="361" meta:character-count="2593" meta:non-whitespace-character-count="2325"/>
    <meta:template xlink:type="simple" xlink:actuate="onRequest" xlink:title="" xlink:href="Normal.dotm"/>
  </office:meta>
</office:document-meta>
</file>